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efd3" officeooo:paragraph-rsid="0003ef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choose your path with a twist. </text:p>
      <text:p text:style-name="P1"/>
      <text:p text:style-name="P1">You stayed up way too late on your camping trip and now you have awoken tired and hungry. You slowly get dressed and prepare to start your day. A lonely candy bar sits on the floor of your tent. <text:s/>You dress quietly so that you don't wake your friend &lt;Friend1&gt; but it soon dawns on you that they are not in the tent. Time to see what they are up to.</text:p>
      <text:p text:style-name="P1"/>
      <text:p text:style-name="P1">Go back to sleep. </text:p>
      <text:p text:style-name="P1">Eat the Candy </text:p>
      <text:p text:style-name="P1">Pick up the candy</text:p>
      <text:p text:style-name="P1">Leave the ten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9:42:29.373508284</meta:creation-date>
    <dc:date>2016-10-25T19:51:15.597057601</dc:date>
    <meta:editing-duration>PT8M47S</meta:editing-duration>
    <meta:editing-cycles>1</meta:editing-cycles>
    <meta:document-statistic meta:table-count="0" meta:image-count="0" meta:object-count="0" meta:page-count="1" meta:paragraph-count="6" meta:word-count="92" meta:character-count="445" meta:non-whitespace-character-count="354"/>
    <meta:generator>LibreOffice/4.3.3.2$Linux_X86_64 LibreOffice_project/430m0$Build-2</meta:generator>
  </office:meta>
</office:document-meta>
</file>